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style:page-number="auto" fo:break-before="auto" fo:break-after="auto"/>
    </style:style>
    <style:style style:name="P4" style:family="paragraph" style:parent-style-name="Standard" style:list-style-name="L1">
      <style:paragraph-properties fo:line-height="115%" style:writing-mode="lr-t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knowledgements</text:p>
      <text:p text:style-name="P2"/>
      <text:list xml:id="list8382702315124687497" text:style-name="L1">
        <text:list-item>
          <text:p text:style-name="P4">The American Association of Variable Star Observers. In relation to to this document, in particular: Sara Beck and Matthew Templeton.</text:p>
          <text:p text:style-name="P4"/>
        </text:list-item>
        <text:list-item>
          <text:p text:style-name="P4">The users of VSt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2</meta:editing-cycles>
    <dc:date>2013-09-27T09:22:45</dc:date>
    <meta:editing-duration>PT9H24M48S</meta:editing-duration>
    <meta:document-statistic meta:table-count="0" meta:image-count="0" meta:object-count="0" meta:page-count="1" meta:paragraph-count="4" meta:word-count="28" meta:character-count="171"/>
  </office:meta>
</office:document-meta>
</file>